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537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.356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0.997cm" fo:break-before="auto" style:use-optimal-row-height="false"/>
    </style:style>
    <style:style style:name="ro11" style:family="table-row">
      <style:table-row-properties style:row-height="1.744cm" fo:break-before="auto" style:use-optimal-row-height="true"/>
    </style:style>
    <style:style style:name="ro12" style:family="table-row">
      <style:table-row-properties style:row-height="1.662cm" fo:break-before="auto" style:use-optimal-row-height="false"/>
    </style:style>
    <style:style style:name="ro13" style:family="table-row">
      <style:table-row-properties style:row-height="1.579cm" fo:break-before="auto" style:use-optimal-row-height="false"/>
    </style:style>
    <style:style style:name="ro14" style:family="table-row">
      <style:table-row-properties style:row-height="1.55cm" fo:break-before="auto" style:use-optimal-row-height="false"/>
    </style:style>
    <style:style style:name="ro15" style:family="table-row">
      <style:table-row-properties style:row-height="1.274cm" fo:break-before="auto" style:use-optimal-row-height="false"/>
    </style:style>
    <style:style style:name="ro16" style:family="table-row">
      <style:table-row-properties style:row-height="0.885cm" fo:break-before="auto" style:use-optimal-row-height="true"/>
    </style:style>
    <style:style style:name="ro17" style:family="table-row">
      <style:table-row-properties style:row-height="1.33cm" fo:break-before="auto" style:use-optimal-row-height="true"/>
    </style:style>
    <style:style style:name="ro18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1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Times New Roman" fo:font-size="11pt" style:font-size-asian="11pt" style:font-size-complex="11pt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5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middle"/>
      <style:text-properties style:font-name="Times New Roman" fo:font-size="11pt" style:font-size-asian="11pt" style:font-size-complex="11pt"/>
    </style:style>
    <style:style style:name="ce5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ce5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4"/>
          <table:table-cell table:style-name="ce42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42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42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4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22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38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38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38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1" office:value-type="string" calcext:value-type="string">
            <text:p>Расстояние до следующего ребра, мм.</text:p>
          </table:table-cell>
          <table:table-cell table:style-name="ce39" office:value-type="string" calcext:value-type="string">
            <text:p>d_dis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1" office:value-type="string" calcext:value-type="string">
            <text:p>Отступ слева, мм.</text:p>
          </table:table-cell>
          <table:table-cell table:style-name="ce39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1" office:value-type="string" calcext:value-type="string">
            <text:p>Отступ справа, мм.</text:p>
          </table:table-cell>
          <table:table-cell table:style-name="ce39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1" office:value-type="string" calcext:value-type="string">
            <text:p>Расстояние до ребра слева, мм.</text:p>
          </table:table-cell>
          <table:table-cell table:style-name="ce39" office:value-type="string" calcext:value-type="string">
            <text:p>d_dis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1" office:value-type="string" calcext:value-type="string">
            <text:p>Расстояние до ребра справа, мм.</text:p>
          </table:table-cell>
          <table:table-cell table:style-name="ce39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38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38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38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38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38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38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38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22" office:value-type="string" calcext:value-type="string" table:number-columns-spanned="8" table:number-rows-spanned="1">
            <text:p>Дополнительные</text:p>
          </table:table-cell>
          <table:covered-table-cell table:style-name="ce22"/>
          <table:covered-table-cell table:style-name="ce11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1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1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1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1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1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38" office:value-type="string" calcext:value-type="string">
            <text:p>t_p</text:p>
          </table:table-cell>
          <table:table-cell table:style-name="ce11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1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1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1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1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1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рёбер, мм.</text:p>
          </table:table-cell>
          <table:table-cell table:style-name="ce38" office:value-type="string" calcext:value-type="string">
            <text:p>t_r</text:p>
          </table:table-cell>
          <table:table-cell table:style-name="ce11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1">
            <draw:control draw:z-index="127" draw:name="Элемент управления 120" draw:style-name="gr1" draw:text-style-name="P1" svg:width="0.549cm" svg:height="0.549cm" svg:x="0.069cm" svg:y="0.6cm" draw:control="control128"/>
          </table:table-cell>
          <table:table-cell table:style-name="ce11">
            <draw:control draw:z-index="128" draw:name="Элемент управления 121" draw:style-name="gr1" draw:text-style-name="P1" svg:width="0.549cm" svg:height="0.549cm" svg:x="0.089cm" svg:y="0.6cm" draw:control="control129"/>
          </table:table-cell>
          <table:table-cell table:style-name="ce11">
            <draw:control draw:z-index="151" draw:name="Элемент управления 145" draw:style-name="gr1" draw:text-style-name="P1" svg:width="0.549cm" svg:height="0.549cm" svg:x="0.093cm" svg:y="0.6cm" draw:control="control152"/>
          </table:table-cell>
          <table:table-cell table:style-name="ce11">
            <draw:control draw:z-index="152" draw:name="Элемент управления 146" draw:style-name="gr1" draw:text-style-name="P1" svg:width="0.549cm" svg:height="0.549cm" svg:x="0.097cm" svg:y="0.6cm" draw:control="control153"/>
          </table:table-cell>
          <table:table-cell table:style-name="ce11">
            <draw:control draw:z-index="153" draw:name="Элемент управления 147" draw:style-name="gr1" draw:text-style-name="P1" svg:width="0.549cm" svg:height="0.549cm" svg:x="0.109cm" svg:y="0.6cm" draw:control="control154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, мм.</text:p>
          </table:table-cell>
          <table:table-cell table:style-name="ce38" office:value-type="string" calcext:value-type="string">
            <text:p>h</text:p>
          </table:table-cell>
          <table:table-cell table:style-name="ce11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11">
            <draw:control draw:z-index="126" draw:name="Элемент управления 119" draw:style-name="gr1" draw:text-style-name="P1" svg:width="0.549cm" svg:height="0.549cm" svg:x="0.069cm" svg:y="0.595cm" draw:control="control127"/>
          </table:table-cell>
          <table:table-cell table:style-name="ce11">
            <draw:control draw:z-index="129" draw:name="Элемент управления 122" draw:style-name="gr1" draw:text-style-name="P1" svg:width="0.549cm" svg:height="0.549cm" svg:x="0.089cm" svg:y="0.595cm" draw:control="control130"/>
          </table:table-cell>
          <table:table-cell table:style-name="ce11">
            <draw:control draw:z-index="150" draw:name="Элемент управления 144" draw:style-name="gr1" draw:text-style-name="P1" svg:width="0.549cm" svg:height="0.549cm" svg:x="0.093cm" svg:y="0.595cm" draw:control="control151"/>
          </table:table-cell>
          <table:table-cell table:style-name="ce11">
            <draw:control draw:z-index="156" draw:name="Элемент управления 150" draw:style-name="gr1" draw:text-style-name="P1" svg:width="0.549cm" svg:height="0.549cm" svg:x="0.097cm" svg:y="0.595cm" draw:control="control157"/>
          </table:table-cell>
          <table:table-cell table:style-name="ce11">
            <draw:control draw:z-index="154" draw:name="Элемент управления 148" draw:style-name="gr1" draw:text-style-name="P1" svg:width="0.549cm" svg:height="0.549cm" svg:x="0.109cm" svg:y="0.595cm" draw:control="control155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38" office:value-type="string" calcext:value-type="string">
            <text:p>d_s1</text:p>
          </table:table-cell>
          <table:table-cell table:style-name="ce11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1">
            <draw:control draw:z-index="125" draw:name="Элемент управления 118" draw:style-name="gr1" draw:text-style-name="P1" svg:width="0.549cm" svg:height="0.549cm" svg:x="0.069cm" svg:y="0.59cm" draw:control="control126"/>
          </table:table-cell>
          <table:table-cell table:style-name="ce11">
            <draw:control draw:z-index="130" draw:name="Элемент управления 123" draw:style-name="gr1" draw:text-style-name="P1" svg:width="0.549cm" svg:height="0.549cm" svg:x="0.089cm" svg:y="0.59cm" draw:control="control131"/>
          </table:table-cell>
          <table:table-cell table:style-name="ce11">
            <draw:control draw:z-index="149" draw:name="Элемент управления 143" draw:style-name="gr1" draw:text-style-name="P1" svg:width="0.549cm" svg:height="0.549cm" svg:x="0.093cm" svg:y="0.59cm" draw:control="control150"/>
          </table:table-cell>
          <table:table-cell table:style-name="ce11">
            <draw:control draw:z-index="155" draw:name="Элемент управления 149" draw:style-name="gr1" draw:text-style-name="P1" svg:width="0.549cm" svg:height="0.549cm" svg:x="0.097cm" svg:y="0.59cm" draw:control="control156"/>
          </table:table-cell>
          <table:table-cell table:style-name="ce11">
            <draw:control draw:z-index="157" draw:name="Элемент управления 151" draw:style-name="gr1" draw:text-style-name="P1" svg:width="0.549cm" svg:height="0.549cm" svg:x="0.109cm" svg:y="0.59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38" office:value-type="string" calcext:value-type="string">
            <text:p>d_s2</text:p>
          </table:table-cell>
          <table:table-cell table:style-name="ce11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1">
            <draw:control draw:z-index="124" draw:name="Элемент управления 117" draw:style-name="gr1" draw:text-style-name="P1" svg:width="0.549cm" svg:height="0.549cm" svg:x="0.069cm" svg:y="0.585cm" draw:control="control125"/>
          </table:table-cell>
          <table:table-cell table:style-name="ce11">
            <draw:control draw:z-index="131" draw:name="Элемент управления 124" draw:style-name="gr1" draw:text-style-name="P1" svg:width="0.549cm" svg:height="0.549cm" svg:x="0.089cm" svg:y="0.585cm" draw:control="control132"/>
          </table:table-cell>
          <table:table-cell table:style-name="ce11">
            <draw:control draw:z-index="148" draw:name="Элемент управления 142" draw:style-name="gr1" draw:text-style-name="P1" svg:width="0.549cm" svg:height="0.549cm" svg:x="0.093cm" svg:y="0.585cm" draw:control="control149"/>
          </table:table-cell>
          <table:table-cell table:style-name="ce11">
            <draw:control draw:z-index="158" draw:name="Элемент управления 152" draw:style-name="gr1" draw:text-style-name="P1" svg:width="0.549cm" svg:height="0.549cm" svg:x="0.097cm" svg:y="0.585cm" draw:control="control159"/>
          </table:table-cell>
          <table:table-cell table:style-name="ce11">
            <draw:control draw:z-index="161" draw:name="Элемент управления 155" draw:style-name="gr1" draw:text-style-name="P1" svg:width="0.549cm" svg:height="0.549cm" svg:x="0.109cm" svg:y="0.585cm" draw:control="control162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38" office:value-type="string" calcext:value-type="string">
            <text:p>l_overlap</text:p>
          </table:table-cell>
          <table:table-cell table:style-name="ce11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1">
            <draw:control draw:z-index="123" draw:name="Элемент управления 116" draw:style-name="gr1" draw:text-style-name="P1" svg:width="0.549cm" svg:height="0.549cm" svg:x="0.069cm" svg:y="0.58cm" draw:control="control124"/>
          </table:table-cell>
          <table:table-cell table:style-name="ce11">
            <draw:control draw:z-index="132" draw:name="Элемент управления 125" draw:style-name="gr1" draw:text-style-name="P1" svg:width="0.549cm" svg:height="0.549cm" svg:x="0.089cm" svg:y="0.58cm" draw:control="control133"/>
          </table:table-cell>
          <table:table-cell table:style-name="ce11">
            <draw:control draw:z-index="147" draw:name="Элемент управления 141" draw:style-name="gr1" draw:text-style-name="P1" svg:width="0.549cm" svg:height="0.549cm" svg:x="0.093cm" svg:y="0.58cm" draw:control="control148"/>
          </table:table-cell>
          <table:table-cell table:style-name="ce11">
            <draw:control draw:z-index="159" draw:name="Элемент управления 153" draw:style-name="gr1" draw:text-style-name="P1" svg:width="0.549cm" svg:height="0.549cm" svg:x="0.097cm" svg:y="0.58cm" draw:control="control160"/>
          </table:table-cell>
          <table:table-cell table:style-name="ce11">
            <draw:control draw:z-index="160" draw:name="Элемент управления 154" draw:style-name="gr1" draw:text-style-name="P1" svg:width="0.549cm" svg:height="0.549cm" svg:x="0.109cm" svg:y="0.58cm" draw:control="control16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38" office:value-type="string" calcext:value-type="string">
            <text:p>d_t1</text:p>
          </table:table-cell>
          <table:table-cell table:style-name="ce11">
            <draw:control draw:z-index="113" draw:name="Элемент управления 106" draw:style-name="gr1" draw:text-style-name="P1" svg:width="0.549cm" svg:height="0.549cm" svg:x="0.049cm" svg:y="0.575cm" draw:control="control114"/>
          </table:table-cell>
          <table:table-cell table:style-name="ce11">
            <draw:control draw:z-index="122" draw:name="Элемент управления 115" draw:style-name="gr1" draw:text-style-name="P1" svg:width="0.549cm" svg:height="0.549cm" svg:x="0.069cm" svg:y="0.575cm" draw:control="control123"/>
          </table:table-cell>
          <table:table-cell table:style-name="ce11">
            <draw:control draw:z-index="133" draw:name="Элемент управления 126" draw:style-name="gr1" draw:text-style-name="P1" svg:width="0.549cm" svg:height="0.549cm" svg:x="0.089cm" svg:y="0.575cm" draw:control="control134"/>
          </table:table-cell>
          <table:table-cell table:style-name="ce11">
            <draw:control draw:z-index="146" draw:name="Элемент управления 140" draw:style-name="gr1" draw:text-style-name="P1" svg:width="0.549cm" svg:height="0.549cm" svg:x="0.093cm" svg:y="0.575cm" draw:control="control147"/>
          </table:table-cell>
          <table:table-cell table:style-name="ce11">
            <draw:control draw:z-index="162" draw:name="Элемент управления 156" draw:style-name="gr1" draw:text-style-name="P1" svg:width="0.549cm" svg:height="0.549cm" svg:x="0.097cm" svg:y="0.575cm" draw:control="control163"/>
          </table:table-cell>
          <table:table-cell table:style-name="ce11">
            <draw:control draw:z-index="163" draw:name="Элемент управления 157" draw:style-name="gr1" draw:text-style-name="P1" svg:width="0.549cm" svg:height="0.549cm" svg:x="0.109cm" svg:y="0.575cm" draw:control="control16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38" office:value-type="string" calcext:value-type="string">
            <text:p>d_t2</text:p>
          </table:table-cell>
          <table:table-cell table:style-name="ce11">
            <draw:control draw:z-index="114" draw:name="Элемент управления 107" draw:style-name="gr1" draw:text-style-name="P1" svg:width="0.549cm" svg:height="0.549cm" svg:x="0.049cm" svg:y="0.57cm" draw:control="control115"/>
          </table:table-cell>
          <table:table-cell table:style-name="ce11">
            <draw:control draw:z-index="121" draw:name="Элемент управления 114" draw:style-name="gr1" draw:text-style-name="P1" svg:width="0.549cm" svg:height="0.549cm" svg:x="0.069cm" svg:y="0.57cm" draw:control="control122"/>
          </table:table-cell>
          <table:table-cell table:style-name="ce11">
            <draw:control draw:z-index="134" draw:name="Элемент управления 127" draw:style-name="gr1" draw:text-style-name="P1" svg:width="0.549cm" svg:height="0.549cm" svg:x="0.089cm" svg:y="0.57cm" draw:control="control135"/>
          </table:table-cell>
          <table:table-cell table:style-name="ce11">
            <draw:control draw:z-index="145" draw:name="Элемент управления 139" draw:style-name="gr1" draw:text-style-name="P1" svg:width="0.549cm" svg:height="0.549cm" svg:x="0.093cm" svg:y="0.57cm" draw:control="control146"/>
          </table:table-cell>
          <table:table-cell table:style-name="ce11">
            <draw:control draw:z-index="167" draw:name="Элемент управления 161" draw:style-name="gr1" draw:text-style-name="P1" svg:width="0.549cm" svg:height="0.549cm" svg:x="0.097cm" svg:y="0.57cm" draw:control="control168"/>
          </table:table-cell>
          <table:table-cell table:style-name="ce11">
            <draw:control draw:z-index="164" draw:name="Элемент управления 158" draw:style-name="gr1" draw:text-style-name="P1" svg:width="0.549cm" svg:height="0.549cm" svg:x="0.109cm" svg:y="0.57cm" draw:control="control165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38" office:value-type="string" calcext:value-type="string">
            <text:p>weld_gantry_radius</text:p>
          </table:table-cell>
          <table:table-cell table:style-name="ce11">
            <draw:control draw:z-index="115" draw:name="Элемент управления 108" draw:style-name="gr1" draw:text-style-name="P1" svg:width="0.549cm" svg:height="0.549cm" svg:x="0.049cm" svg:y="0.565cm" draw:control="control116"/>
          </table:table-cell>
          <table:table-cell table:style-name="ce11">
            <draw:control draw:z-index="120" draw:name="Элемент управления 113" draw:style-name="gr1" draw:text-style-name="P1" svg:width="0.549cm" svg:height="0.549cm" svg:x="0.069cm" svg:y="0.565cm" draw:control="control121"/>
          </table:table-cell>
          <table:table-cell table:style-name="ce11">
            <draw:control draw:z-index="135" draw:name="Элемент управления 128" draw:style-name="gr1" draw:text-style-name="P1" svg:width="0.549cm" svg:height="0.549cm" svg:x="0.089cm" svg:y="0.565cm" draw:control="control136"/>
          </table:table-cell>
          <table:table-cell table:style-name="ce11">
            <draw:control draw:z-index="140" draw:name="Элемент управления 133" draw:style-name="gr1" draw:text-style-name="P1" svg:width="0.549cm" svg:height="0.549cm" svg:x="0.093cm" svg:y="0.565cm" draw:control="control141"/>
          </table:table-cell>
          <table:table-cell table:style-name="ce11">
            <draw:control draw:z-index="166" draw:name="Элемент управления 160" draw:style-name="gr1" draw:text-style-name="P1" svg:width="0.549cm" svg:height="0.549cm" svg:x="0.097cm" svg:y="0.565cm" draw:control="control167"/>
          </table:table-cell>
          <table:table-cell table:style-name="ce11">
            <draw:control draw:z-index="165" draw:name="Элемент управления 159" draw:style-name="gr1" draw:text-style-name="P1" svg:width="0.549cm" svg:height="0.549cm" svg:x="0.109cm" svg:y="0.565cm" draw:control="control166"/>
          </table:table-cell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38" office:value-type="string" calcext:value-type="string">
            <text:p>search_gantry_radius</text:p>
          </table:table-cell>
          <table:table-cell table:style-name="ce11" table:number-columns-repeated="6"/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38"/>
          <table:covered-table-cell table:style-name="ce11">
            <draw:control draw:z-index="116" draw:name="Элемент управления 109" draw:style-name="gr1" draw:text-style-name="P1" svg:width="0.549cm" svg:height="0.549cm" svg:x="0.049cm" svg:y="0.554cm" draw:control="control117"/>
          </table:covered-table-cell>
          <table:covered-table-cell table:style-name="ce11">
            <draw:control draw:z-index="119" draw:name="Элемент управления 112" draw:style-name="gr1" draw:text-style-name="P1" svg:width="0.549cm" svg:height="0.549cm" svg:x="0.069cm" svg:y="0.554cm" draw:control="control120"/>
          </table:covered-table-cell>
          <table:covered-table-cell table:style-name="ce11">
            <draw:control draw:z-index="136" draw:name="Элемент управления 129" draw:style-name="gr1" draw:text-style-name="P1" svg:width="0.549cm" svg:height="0.549cm" svg:x="0.089cm" svg:y="0.554cm" draw:control="control137"/>
          </table:covered-table-cell>
          <table:covered-table-cell table:style-name="ce11">
            <draw:control draw:z-index="139" draw:name="Элемент управления 132" draw:style-name="gr1" draw:text-style-name="P1" svg:width="0.549cm" svg:height="0.549cm" svg:x="0.093cm" svg:y="0.554cm" draw:control="control140"/>
          </table:covered-table-cell>
          <table:covered-table-cell table:style-name="ce11">
            <draw:control draw:z-index="141" draw:name="Элемент управления 135" draw:style-name="gr1" draw:text-style-name="P1" svg:width="0.549cm" svg:height="0.549cm" svg:x="0.097cm" svg:y="0.554cm" draw:control="control142"/>
          </table:covered-table-cell>
          <table:covered-table-cell table:style-name="ce11">
            <draw:control draw:z-index="143" draw:name="Элемент управления 137" draw:style-name="gr1" draw:text-style-name="P1" svg:width="0.549cm" svg:height="0.549cm" svg:x="0.109cm" svg:y="0.554cm" draw:control="control144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38" office:value-type="string" calcext:value-type="string">
            <text:p>velocity</text:p>
          </table:table-cell>
          <table:table-cell table:style-name="ce11">
            <draw:control draw:z-index="117" draw:name="Элемент управления 110" draw:style-name="gr1" draw:text-style-name="P1" svg:width="0.549cm" svg:height="0.549cm" svg:x="0.049cm" svg:y="0.549cm" draw:control="control118"/>
          </table:table-cell>
          <table:table-cell table:style-name="ce11">
            <draw:control draw:z-index="118" draw:name="Элемент управления 111" draw:style-name="gr1" draw:text-style-name="P1" svg:width="0.549cm" svg:height="0.549cm" svg:x="0.069cm" svg:y="0.549cm" draw:control="control119"/>
          </table:table-cell>
          <table:table-cell table:style-name="ce11">
            <draw:control draw:z-index="137" draw:name="Элемент управления 130" draw:style-name="gr1" draw:text-style-name="P1" svg:width="0.549cm" svg:height="0.549cm" svg:x="0.089cm" svg:y="0.549cm" draw:control="control138"/>
          </table:table-cell>
          <table:table-cell table:style-name="ce11">
            <draw:control draw:z-index="138" draw:name="Элемент управления 131" draw:style-name="gr1" draw:text-style-name="P1" svg:width="0.549cm" svg:height="0.549cm" svg:x="0.093cm" svg:y="0.549cm" draw:control="control139"/>
          </table:table-cell>
          <table:table-cell table:style-name="ce11">
            <draw:control draw:z-index="142" draw:name="Элемент управления 136" draw:style-name="gr1" draw:text-style-name="P1" svg:width="0.549cm" svg:height="0.549cm" svg:x="0.097cm" svg:y="0.549cm" draw:control="control143"/>
          </table:table-cell>
          <table:table-cell table:style-name="ce11">
            <draw:control draw:z-index="144" draw:name="Элемент управления 138" draw:style-name="gr1" draw:text-style-name="P1" svg:width="0.549cm" svg:height="0.549cm" svg:x="0.109cm" svg:y="0.549cm" draw:control="control145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38" office:value-type="string" calcext:value-type="string">
            <text:p>job</text:p>
          </table:table-cell>
          <table:table-cell table:style-name="ce11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47" office:value-type="string" calcext:value-type="string">
            <text:p>{</text:p>
          </table:table-cell>
          <table:table-cell table:style-name="ce52" office:value-type="string" calcext:value-type="string">
            <text:p>{</text:p>
          </table:table-cell>
          <table:table-cell table:number-columns-repeated="4" table:style-name="ce54" office:value-type="string" calcext:value-type="string">
            <text:p>{</text:p>
          </table:table-cell>
          <table:table-cell table:number-columns-repeated="16376"/>
        </table:table-row>
        <table:table-row table:style-name="ro8">
          <table:table-cell table:style-name="Default"/>
          <table:table-cell/>
          <table:table-cell table:number-columns-repeated="2" table:style-name="ce48" office:value-type="string" calcext:value-type="string">
            <text:p>"d_type": "d_rect"/*Тип скоса*/,</text:p>
          </table:table-cell>
          <table:table-cell table:style-name="ce55" office:value-type="string" calcext:value-type="string">
            <text:p>"d_type": "d_rect"/*Тип скоса*/,</text:p>
          </table:table-cell>
          <table:table-cell table:number-columns-repeated="3" table:style-name="ce55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number-columns-repeated="2" table:style-name="ce48" office:value-type="string" calcext:value-type="string">
            <text:p>"l": 120000.0/*Длина настила*/,</text:p>
          </table:table-cell>
          <table:table-cell table:number-columns-repeated="4" table:style-name="ce55" office:value-type="string" calcext:value-type="string">
            <text:p>"l": 120000.0/*Длина настил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number-columns-repeated="2" table:style-name="ce48" office:value-type="string" calcext:value-type="string">
            <text:p>"h": 200.0/*Высота ребра*/,</text:p>
          </table:table-cell>
          <table:table-cell table:style-name="ce55" office:value-type="string" calcext:value-type="string">
            <text:p>"h": 200.0/*Высота ребра*/,</text:p>
          </table:table-cell>
          <table:table-cell table:number-columns-repeated="3" table:style-name="ce55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number-columns-repeated="2" table:style-name="ce48" office:value-type="string" calcext:value-type="string">
            <text:p>"d_w1": 300.0/*Расстояние по ширине до осевой линии первого ребра*/,</text:p>
          </table:table-cell>
          <table:table-cell table:style-name="ce55" office:value-type="string" calcext:value-type="string">
            <text:p>"d_w1": 300.0/*Расстояние по ширине до осевой линии первого ребра*/,</text:p>
          </table:table-cell>
          <table:table-cell table:number-columns-repeated="3" table:style-name="ce55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48" office:value-type="string" calcext:value-type="string">
            <text:p>"d_w2": 600.0/*Расстояние между осевыми линиями рёбер*/,</text:p>
          </table:table-cell>
          <table:table-cell table:style-name="ce48" office:value-type="string" calcext:value-type="string">
            <text:p>"l_r1": 200.0/*Роспуск в начале*/,</text:p>
          </table:table-cell>
          <table:table-cell table:style-name="ce55" office:value-type="string" calcext:value-type="string">
            <text:p>"l_r1": 200.0/*Роспуск в начале*/,</text:p>
          </table:table-cell>
          <table:table-cell table:number-columns-repeated="3" table:style-name="ce55" office:value-type="string" calcext:value-type="string">
            <text:p>"d_w1": 300.0/*Расстояние по ширине до осевой линии первого ребра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48" office:value-type="string" calcext:value-type="string">
            <text:p>"d_l1": 250.0/*Расстояние торца ребра в начале*/,</text:p>
          </table:table-cell>
          <table:table-cell table:style-name="ce48" office:value-type="string" calcext:value-type="string">
            <text:p>"l_r2": 200.0/*Роспуск в конце*/,</text:p>
          </table:table-cell>
          <table:table-cell table:style-name="ce55" office:value-type="string" calcext:value-type="string">
            <text:p>"l_r2": 200.0/*Роспуск в конце*/,</text:p>
          </table:table-cell>
          <table:table-cell table:style-name="ce55" office:value-type="string" calcext:value-type="string">
            <text:p>"d_w2": 600.0/*Расстояние между осевыми линиями рёбер*/,</text:p>
          </table:table-cell>
          <table:table-cell table:number-columns-repeated="2" table:style-name="ce55" office:value-type="string" calcext:value-type="string">
            <text:p>"l_r1": 200.0/*Роспуск в начале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48" office:value-type="string" calcext:value-type="string">
            <text:p>"d_l2": 250.0/*Расстояние торца ребра в конце*/,</text:p>
          </table:table-cell>
          <table:table-cell table:style-name="ce48" office:value-type="string" calcext:value-type="string">
            <text:p>"t_p": 16.0/*Толщина настила*/,</text:p>
          </table:table-cell>
          <table:table-cell table:style-name="ce55" office:value-type="string" calcext:value-type="string">
            <text:p>"t_p": 16.0/*Толщина настила*/,</text:p>
          </table:table-cell>
          <table:table-cell table:style-name="ce55" office:value-type="string" calcext:value-type="string">
            <text:p>"d_l1": 250.0/*Расстояние торца ребра в начале*/,</text:p>
          </table:table-cell>
          <table:table-cell table:number-columns-repeated="2" table:style-name="ce55" office:value-type="string" calcext:value-type="string">
            <text:p>"l_r2": 200.0/*Роспуск в конце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48" office:value-type="string" calcext:value-type="string">
            <text:p>"l_r1": 200.0/*Роспуск в начале*/,</text:p>
          </table:table-cell>
          <table:table-cell table:style-name="ce48" office:value-type="string" calcext:value-type="string">
            <text:p>"t_r": 16.0/*Толщина рёбер*/,</text:p>
          </table:table-cell>
          <table:table-cell table:style-name="ce55" office:value-type="string" calcext:value-type="string">
            <text:p>"t_r": 16.0/*Толщина рёбер*/,</text:p>
          </table:table-cell>
          <table:table-cell table:style-name="ce55" office:value-type="string" calcext:value-type="string">
            <text:p>"d_l2": 250.0/*Расстояние торца ребра в конце*/,</text:p>
          </table:table-cell>
          <table:table-cell table:number-columns-repeated="2" table:style-name="ce55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48" office:value-type="string" calcext:value-type="string">
            <text:p>"l_r2": 200.0/*Роспуск в конце*/,</text:p>
          </table:table-cell>
          <table:table-cell table:style-name="ce48" office:value-type="string" calcext:value-type="string">
            <text:p>"d_s1": 60.0/*Отступ поиска в начале*/,</text:p>
          </table:table-cell>
          <table:table-cell table:style-name="ce55" office:value-type="string" calcext:value-type="string">
            <text:p>"d_s1": 60.0/*Отступ поиска в начале*/,</text:p>
          </table:table-cell>
          <table:table-cell table:style-name="ce55" office:value-type="string" calcext:value-type="string">
            <text:p>"l_r1": 200.0/*Роспуск в начале*/,</text:p>
          </table:table-cell>
          <table:table-cell table:number-columns-repeated="2" table:style-name="ce55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48" office:value-type="string" calcext:value-type="string">
            <text:p>"t_p": 16.0/*Толщина настила*/,</text:p>
          </table:table-cell>
          <table:table-cell table:style-name="ce48" office:value-type="string" calcext:value-type="string">
            <text:p>"d_s2": 60.0/*Отступ поиска в конце*/,</text:p>
          </table:table-cell>
          <table:table-cell table:style-name="ce55" office:value-type="string" calcext:value-type="string">
            <text:p>"d_s2": 60.0/*Отступ поиска в конце*/,</text:p>
          </table:table-cell>
          <table:table-cell table:style-name="ce55" office:value-type="string" calcext:value-type="string">
            <text:p>"l_r2": 200.0/*Роспуск в конце*/,</text:p>
          </table:table-cell>
          <table:table-cell table:number-columns-repeated="2" table:style-name="ce55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48" office:value-type="string" calcext:value-type="string">
            <text:p>"t_r": 16.0/*Толщина рёбер*/,</text:p>
          </table:table-cell>
          <table:table-cell table:style-name="ce48" office:value-type="string" calcext:value-type="string">
            <text:p>"l_overlap": 5.0/*Перекрытие швов*/,</text:p>
          </table:table-cell>
          <table:table-cell table:style-name="ce55" office:value-type="string" calcext:value-type="string">
            <text:p>"l_overlap": 5.0/*Перекрытие швов*/,</text:p>
          </table:table-cell>
          <table:table-cell table:style-name="ce55" office:value-type="string" calcext:value-type="string">
            <text:p>"t_p": 16.0/*Толщина настила*/,</text:p>
          </table:table-cell>
          <table:table-cell table:number-columns-repeated="2" table:style-name="ce55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48" office:value-type="string" calcext:value-type="string">
            <text:p>"d_s1": 60.0/*Отступ поиска в начале*/,</text:p>
          </table:table-cell>
          <table:table-cell table:style-name="ce48" office:value-type="string" calcext:value-type="string">
            <text:p>"d_t1": 3.0/*Технологический отступ начала шва*/,</text:p>
          </table:table-cell>
          <table:table-cell table:style-name="ce55" office:value-type="string" calcext:value-type="string">
            <text:p>"d_t1": 3.0/*Технологический отступ начала шва*/,</text:p>
          </table:table-cell>
          <table:table-cell table:style-name="ce55" office:value-type="string" calcext:value-type="string">
            <text:p>"t_r": 16.0/*Толщина рёбер*/,</text:p>
          </table:table-cell>
          <table:table-cell table:number-columns-repeated="2" table:style-name="ce55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48" office:value-type="string" calcext:value-type="string">
            <text:p>"d_s2": 60.0/*Отступ поиска в конце*/,</text:p>
          </table:table-cell>
          <table:table-cell table:style-name="ce48" office:value-type="string" calcext:value-type="string">
            <text:p>"d_t2": 2.0/*Технологический отступ конца шва*/,</text:p>
          </table:table-cell>
          <table:table-cell table:style-name="ce55" office:value-type="string" calcext:value-type="string">
            <text:p>"d_t2": 2.0/*Технологический отступ конца шва*/,</text:p>
          </table:table-cell>
          <table:table-cell table:style-name="ce55" office:value-type="string" calcext:value-type="string">
            <text:p>"d_s1": 60.0/*Отступ поиска в начале*/,</text:p>
          </table:table-cell>
          <table:table-cell table:number-columns-repeated="2" table:style-name="ce55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48" office:value-type="string" calcext:value-type="string">
            <text:p>"l_overlap": 5.0/*Перекрытие швов*/,</text:p>
          </table:table-cell>
          <table:table-cell table:style-name="ce48" office:value-type="string" calcext:value-type="string">
            <text:p>"velocity": 38/*Скорость сварки*/,</text:p>
          </table:table-cell>
          <table:table-cell table:style-name="ce55" office:value-type="string" calcext:value-type="string">
            <text:p>"velocity": 38/*Скорость сварки*/,</text:p>
          </table:table-cell>
          <table:table-cell table:style-name="ce55" office:value-type="string" calcext:value-type="string">
            <text:p>"d_s2": 60.0/*Отступ поиска в конце*/,</text:p>
          </table:table-cell>
          <table:table-cell table:number-columns-repeated="2" table:style-name="ce55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48" office:value-type="string" calcext:value-type="string">
            <text:p>"d_t1": 3.0/*Технологический отступ начала шва*/,</text:p>
          </table:table-cell>
          <table:table-cell table:style-name="ce48" office:value-type="string" calcext:value-type="string">
            <text:p>"job": 1/*Номер сварочной программы*/,</text:p>
          </table:table-cell>
          <table:table-cell table:style-name="ce55" office:value-type="string" calcext:value-type="string">
            <text:p>"job": 1/*Номер сварочной программы*/,</text:p>
          </table:table-cell>
          <table:table-cell table:style-name="ce55" office:value-type="string" calcext:value-type="string">
            <text:p>"l_overlap": 5.0/*Перекрытие швов*/,</text:p>
          </table:table-cell>
          <table:table-cell table:number-columns-repeated="2" table:style-name="ce55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48" office:value-type="string" calcext:value-type="string">
            <text:p>"d_t2": 2.0/*Технологический отступ конца шва*/,</text:p>
          </table:table-cell>
          <table:table-cell table:style-name="ce48" office:value-type="string" calcext:value-type="string">
            <text:p>"weld_gantry_radius": 1100.0/*Дистанция до позиционера для сварки*/,</text:p>
          </table:table-cell>
          <table:table-cell table:style-name="ce55" office:value-type="string" calcext:value-type="string">
            <text:p>"weld_gantry_radius": 1100.0/*Дистанция до позиционера для сварки*/,</text:p>
          </table:table-cell>
          <table:table-cell table:style-name="ce55" office:value-type="string" calcext:value-type="string">
            <text:p>"d_t1": 3.0/*Технологический отступ начала шва*/,</text:p>
          </table:table-cell>
          <table:table-cell table:number-columns-repeated="2" table:style-name="ce55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48" office:value-type="string" calcext:value-type="string">
            <text:p>"velocity": 38/*Скорость сварки*/,</text:p>
          </table:table-cell>
          <table:table-cell table:style-name="ce48" office:value-type="string" calcext:value-type="string">
            <text:p>"search_gantry_radius": 1100.0/*Дистанция до позиционера для поиска*/,</text:p>
          </table:table-cell>
          <table:table-cell table:style-name="ce55" office:value-type="string" calcext:value-type="string">
            <text:p>"search_gantry_radius": 1100.0/*Дистанция до позиционера для поиска*/,</text:p>
          </table:table-cell>
          <table:table-cell table:style-name="ce55" office:value-type="string" calcext:value-type="string">
            <text:p>"d_t2": 2.0/*Технологический отступ конца шва*/,</text:p>
          </table:table-cell>
          <table:table-cell table:number-columns-repeated="2" table:style-name="ce55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48" office:value-type="string" calcext:value-type="string">
            <text:p>"job": 1/*Номер сварочной программы*/,</text:p>
          </table:table-cell>
          <table:table-cell table:style-name="ce48" office:value-type="string" calcext:value-type="string">
            <text:p>"d_w2": [</text:p>
          </table:table-cell>
          <table:table-cell table:style-name="ce55" office:value-type="string" calcext:value-type="string">
            <text:p>"d_w2": [</text:p>
          </table:table-cell>
          <table:table-cell table:style-name="ce55" office:value-type="string" calcext:value-type="string">
            <text:p>"d_b1": 243.0/*Скос слева*/,</text:p>
          </table:table-cell>
          <table:table-cell table:number-columns-repeated="2" table:style-name="ce55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8">
          <table:table-cell table:number-columns-repeated="2"/>
          <table:table-cell table:style-name="ce48" office:value-type="string" calcext:value-type="string">
            <text:p>"weld_gantry_radius": 1100.0/*Дистанция до позиционера для сварки*/,</text:p>
          </table:table-cell>
          <table:table-cell table:style-name="ce48" office:value-type="string" calcext:value-type="string">
            <text:p><text:s text:c="4"/>{</text:p>
          </table:table-cell>
          <table:table-cell table:style-name="ce55" office:value-type="string" calcext:value-type="string">
            <text:p><text:s text:c="4"/>{</text:p>
          </table:table-cell>
          <table:table-cell table:style-name="ce55" office:value-type="string" calcext:value-type="string">
            <text:p>"d_b2": 243.0/*Скос справа*/,</text:p>
          </table:table-cell>
          <table:table-cell table:number-columns-repeated="2" table:style-name="ce55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48" office:value-type="string" calcext:value-type="string">
            <text:p>"search_gantry_radius": 1100.0/*Дистанция до позиционера для поиска*/,</text:p>
          </table:table-cell>
          <table:table-cell table:style-name="ce48" office:value-type="string" calcext:value-type="string">
            <text:p>"d_dis": 200.0,</text:p>
          </table:table-cell>
          <table:table-cell table:style-name="ce55" office:value-type="string" calcext:value-type="string">
            <text:p>"d_dis": 300.0,</text:p>
          </table:table-cell>
          <table:table-cell table:style-name="ce55" office:value-type="string" calcext:value-type="string">
            <text:p>"velocity": 38/*Скорость сварки*/,</text:p>
          </table:table-cell>
          <table:table-cell table:number-columns-repeated="2" table:style-name="ce55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48" office:value-type="string" calcext:value-type="string">
            <text:p>"edge_count": 5/*Кол-во рёбер*/</text:p>
          </table:table-cell>
          <table:table-cell table:style-name="ce48" office:value-type="string" calcext:value-type="string">
            <text:p>"d_l1": 250.0,</text:p>
          </table:table-cell>
          <table:table-cell table:style-name="ce55" office:value-type="string" calcext:value-type="string">
            <text:p>"d_dis2": 300.0,</text:p>
          </table:table-cell>
          <table:table-cell table:style-name="ce55" office:value-type="string" calcext:value-type="string">
            <text:p>"job": 1/*Номер сварочной программы*/,</text:p>
          </table:table-cell>
          <table:table-cell table:number-columns-repeated="2" table:style-name="ce55" office:value-type="string" calcext:value-type="string">
            <text:p>"d_w2": [</text:p>
          </table:table-cell>
          <table:table-cell table:number-columns-repeated="16376"/>
        </table:table-row>
        <table:table-row table:style-name="ro18" table:visibility="collapse">
          <table:table-cell table:number-columns-repeated="2"/>
          <table:table-cell table:style-name="ce49" office:value-type="string" calcext:value-type="string">
            <text:p>}</text:p>
          </table:table-cell>
          <table:table-cell table:style-name="ce48" office:value-type="string" calcext:value-type="string">
            <text:p>"d_l2": 250.0</text:p>
          </table:table-cell>
          <table:table-cell table:style-name="ce55" office:value-type="string" calcext:value-type="string">
            <text:p>"d_l1": 250.0,</text:p>
          </table:table-cell>
          <table:table-cell table:style-name="ce55" office:value-type="string" calcext:value-type="string">
            <text:p>"weld_gantry_radius": 1100.0/*Дистанция до позиционера для сварки*/,</text:p>
          </table:table-cell>
          <table:table-cell table:number-columns-repeated="2"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50" office:value-type="string" calcext:value-type="string">
            <text:p>}</text:p>
          </table:table-cell>
          <table:table-cell table:style-name="ce48" office:value-type="string" calcext:value-type="string">
            <text:p><text:s text:c="4"/>},</text:p>
          </table:table-cell>
          <table:table-cell table:style-name="ce55" office:value-type="string" calcext:value-type="string">
            <text:p>"d_l2": 250.0</text:p>
          </table:table-cell>
          <table:table-cell table:style-name="ce55" office:value-type="string" calcext:value-type="string">
            <text:p>"search_gantry_radius": 1100.0/*Дистанция до позиционера для поиска*/,</text:p>
          </table:table-cell>
          <table:table-cell table:style-name="ce55" office:value-type="string" calcext:value-type="string">
            <text:p>"d_dis": 200.0,</text:p>
          </table:table-cell>
          <table:table-cell table:style-name="ce55" office:value-type="string" calcext:value-type="string">
            <text:p>"d_dis": 300.0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Default"/>
          <table:table-cell table:style-name="ce48" office:value-type="string" calcext:value-type="string">
            <text:p><text:s text:c="4"/>{</text:p>
          </table:table-cell>
          <table:table-cell table:style-name="ce55" office:value-type="string" calcext:value-type="string">
            <text:p><text:s text:c="4"/>},</text:p>
          </table:table-cell>
          <table:table-cell table:style-name="ce55" office:value-type="string" calcext:value-type="string">
            <text:p>"edge_count": 5/*Кол-во рёбер*/</text:p>
          </table:table-cell>
          <table:table-cell table:style-name="ce55" office:value-type="string" calcext:value-type="string">
            <text:p>"d_l1": 250.0,</text:p>
          </table:table-cell>
          <table:table-cell table:style-name="ce55" office:value-type="string" calcext:value-type="string">
            <text:p>"d_dis2": 3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Default"/>
          <table:table-cell table:style-name="ce48" office:value-type="string" calcext:value-type="string">
            <text:p>"d_dis": 666.0,</text:p>
          </table:table-cell>
          <table:table-cell table:style-name="ce55" office:value-type="string" calcext:value-type="string">
            <text:p><text:s text:c="4"/>{</text:p>
          </table:table-cell>
          <table:table-cell table:style-name="ce56" office:value-type="string" calcext:value-type="string">
            <text:p>}</text:p>
          </table:table-cell>
          <table:table-cell table:style-name="ce55" office:value-type="string" calcext:value-type="string">
            <text:p>"d_l2": 250.0</text:p>
          </table:table-cell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1": 250.0,</text:p>
          </table:table-cell>
          <table:table-cell table:style-name="ce55" office:value-type="string" calcext:value-type="string">
            <text:p>"d_dis": 600.0,</text:p>
          </table:table-cell>
          <table:table-cell/>
          <table:table-cell table:style-name="ce55" office:value-type="string" calcext:value-type="string">
            <text:p><text:s text:c="4"/>},</text:p>
          </table:table-cell>
          <table:table-cell table:style-name="ce55" office:value-type="string" calcext:value-type="string">
            <text:p>"d_l2": 250.0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2": 250.0</text:p>
          </table:table-cell>
          <table:table-cell table:style-name="ce55" office:value-type="string" calcext:value-type="string">
            <text:p>"d_dis2": 600.0,</text:p>
          </table:table-cell>
          <table:table-cell/>
          <table:table-cell table:style-name="ce55" office:value-type="string" calcext:value-type="string">
            <text:p><text:s text:c="4"/>{</text:p>
          </table:table-cell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},</text:p>
          </table:table-cell>
          <table:table-cell table:style-name="ce55" office:value-type="string" calcext:value-type="string">
            <text:p>"d_l1": 250.0,</text:p>
          </table:table-cell>
          <table:table-cell/>
          <table:table-cell table:style-name="ce55" office:value-type="string" calcext:value-type="string">
            <text:p>"d_dis": 666.0,</text:p>
          </table:table-cell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{</text:p>
          </table:table-cell>
          <table:table-cell table:style-name="ce55" office:value-type="string" calcext:value-type="string">
            <text:p>"d_l2": 250.0</text:p>
          </table:table-cell>
          <table:table-cell/>
          <table:table-cell table:style-name="ce55" office:value-type="string" calcext:value-type="string">
            <text:p>"d_l1": 250.0,</text:p>
          </table:table-cell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dis": 600.0,</text:p>
          </table:table-cell>
          <table:table-cell table:style-name="ce55" office:value-type="string" calcext:value-type="string">
            <text:p><text:s text:c="4"/>},</text:p>
          </table:table-cell>
          <table:table-cell/>
          <table:table-cell table:style-name="ce55" office:value-type="string" calcext:value-type="string">
            <text:p>"d_l2": 250.0</text:p>
          </table:table-cell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1": 250.0,</text:p>
          </table:table-cell>
          <table:table-cell table:style-name="ce55" office:value-type="string" calcext:value-type="string">
            <text:p><text:s text:c="4"/>{</text:p>
          </table:table-cell>
          <table:table-cell/>
          <table:table-cell table:style-name="ce55" office:value-type="string" calcext:value-type="string">
            <text:p><text:s text:c="4"/>},</text:p>
          </table:table-cell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2": 250.0</text:p>
          </table:table-cell>
          <table:table-cell table:style-name="ce55" office:value-type="string" calcext:value-type="string">
            <text:p>"d_dis": 600.0,</text:p>
          </table:table-cell>
          <table:table-cell/>
          <table:table-cell table:style-name="ce55" office:value-type="string" calcext:value-type="string">
            <text:p><text:s text:c="4"/>{</text:p>
          </table:table-cell>
          <table:table-cell table:style-name="ce55" office:value-type="string" calcext:value-type="string">
            <text:p>"d_l2": 250.0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},</text:p>
          </table:table-cell>
          <table:table-cell table:style-name="ce55" office:value-type="string" calcext:value-type="string">
            <text:p>"d_dis2": 600.0,</text:p>
          </table:table-cell>
          <table:table-cell/>
          <table:table-cell table:style-name="ce55" office:value-type="string" calcext:value-type="string">
            <text:p>"d_dis": 600.0,</text:p>
          </table:table-cell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{</text:p>
          </table:table-cell>
          <table:table-cell table:style-name="ce55" office:value-type="string" calcext:value-type="string">
            <text:p>"d_l1": 250.0,</text:p>
          </table:table-cell>
          <table:table-cell/>
          <table:table-cell table:style-name="ce55" office:value-type="string" calcext:value-type="string">
            <text:p>"d_l1": 250.0,</text:p>
          </table:table-cell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dis": 600.0,</text:p>
          </table:table-cell>
          <table:table-cell table:style-name="ce55" office:value-type="string" calcext:value-type="string">
            <text:p>"d_l2": 250.0</text:p>
          </table:table-cell>
          <table:table-cell/>
          <table:table-cell table:style-name="ce55" office:value-type="string" calcext:value-type="string">
            <text:p>"d_l2": 250.0</text:p>
          </table:table-cell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1": 250.0,</text:p>
          </table:table-cell>
          <table:table-cell table:style-name="ce55" office:value-type="string" calcext:value-type="string">
            <text:p><text:s text:c="4"/>},</text:p>
          </table:table-cell>
          <table:table-cell/>
          <table:table-cell table:style-name="ce55" office:value-type="string" calcext:value-type="string">
            <text:p><text:s text:c="4"/>},</text:p>
          </table:table-cell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2": 250.0</text:p>
          </table:table-cell>
          <table:table-cell table:style-name="ce55" office:value-type="string" calcext:value-type="string">
            <text:p><text:s text:c="4"/>{</text:p>
          </table:table-cell>
          <table:table-cell/>
          <table:table-cell table:style-name="ce55" office:value-type="string" calcext:value-type="string">
            <text:p><text:s text:c="4"/>{</text:p>
          </table:table-cell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},</text:p>
          </table:table-cell>
          <table:table-cell table:style-name="ce55" office:value-type="string" calcext:value-type="string">
            <text:p>"d_dis": 600.0,</text:p>
          </table:table-cell>
          <table:table-cell/>
          <table:table-cell table:style-name="ce55" office:value-type="string" calcext:value-type="string">
            <text:p>"d_dis": 600.0,</text:p>
          </table:table-cell>
          <table:table-cell table:style-name="ce55" office:value-type="string" calcext:value-type="string">
            <text:p>"d_l2": 250.0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{</text:p>
          </table:table-cell>
          <table:table-cell table:style-name="ce55" office:value-type="string" calcext:value-type="string">
            <text:p>"d_dis2": 600.0,</text:p>
          </table:table-cell>
          <table:table-cell/>
          <table:table-cell table:style-name="ce55" office:value-type="string" calcext:value-type="string">
            <text:p>"d_l1": 250.0,</text:p>
          </table:table-cell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dis": 600.0,</text:p>
          </table:table-cell>
          <table:table-cell table:style-name="ce55" office:value-type="string" calcext:value-type="string">
            <text:p>"d_l1": 250.0,</text:p>
          </table:table-cell>
          <table:table-cell/>
          <table:table-cell table:style-name="ce55" office:value-type="string" calcext:value-type="string">
            <text:p>"d_l2": 250.0</text:p>
          </table:table-cell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1": 250.0,</text:p>
          </table:table-cell>
          <table:table-cell table:style-name="ce55" office:value-type="string" calcext:value-type="string">
            <text:p>"d_l2": 250.0</text:p>
          </table:table-cell>
          <table:table-cell/>
          <table:table-cell table:style-name="ce55" office:value-type="string" calcext:value-type="string">
            <text:p><text:s text:c="4"/>},</text:p>
          </table:table-cell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d_l2": 250.0</text:p>
          </table:table-cell>
          <table:table-cell table:style-name="ce55" office:value-type="string" calcext:value-type="string">
            <text:p><text:s text:c="4"/>},</text:p>
          </table:table-cell>
          <table:table-cell/>
          <table:table-cell table:style-name="ce55" office:value-type="string" calcext:value-type="string">
            <text:p><text:s text:c="4"/>{</text:p>
          </table:table-cell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4"/>}</text:p>
          </table:table-cell>
          <table:table-cell table:style-name="ce55" office:value-type="string" calcext:value-type="string">
            <text:p><text:s text:c="4"/>{</text:p>
          </table:table-cell>
          <table:table-cell/>
          <table:table-cell table:style-name="ce55" office:value-type="string" calcext:value-type="string">
            <text:p>"d_dis": 600.0,</text:p>
          </table:table-cell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<text:s text:c="2"/>],</text:p>
          </table:table-cell>
          <table:table-cell table:style-name="ce55" office:value-type="string" calcext:value-type="string">
            <text:p>"d_dis": 600.0,</text:p>
          </table:table-cell>
          <table:table-cell/>
          <table:table-cell table:style-name="ce55" office:value-type="string" calcext:value-type="string">
            <text:p>"d_l1": 250.0,</text:p>
          </table:table-cell>
          <table:table-cell table:style-name="ce55" office:value-type="string" calcext:value-type="string">
            <text:p>"d_l2": 250.0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48" office:value-type="string" calcext:value-type="string">
            <text:p>"edge_count": 5/*Кол-во рёбер*/</text:p>
          </table:table-cell>
          <table:table-cell table:style-name="ce55" office:value-type="string" calcext:value-type="string">
            <text:p>"d_dis2": 600.0,</text:p>
          </table:table-cell>
          <table:table-cell/>
          <table:table-cell table:style-name="ce55" office:value-type="string" calcext:value-type="string">
            <text:p>"d_l2": 250.0</text:p>
          </table:table-cell>
          <table:table-cell table:style-name="ce5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3"/>
          <table:table-cell table:style-name="ce53" office:value-type="string" calcext:value-type="string">
            <text:p>}</text:p>
          </table:table-cell>
          <table:table-cell table:style-name="ce55" office:value-type="string" calcext:value-type="string">
            <text:p>"d_l1": 250.0,</text:p>
          </table:table-cell>
          <table:table-cell/>
          <table:table-cell table:style-name="ce55" office:value-type="string" calcext:value-type="string">
            <text:p><text:s text:c="4"/>}</text:p>
          </table:table-cell>
          <table:table-cell table:style-name="ce5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55" office:value-type="string" calcext:value-type="string">
            <text:p>"d_l2": 250.0</text:p>
          </table:table-cell>
          <table:table-cell/>
          <table:table-cell table:style-name="ce55" office:value-type="string" calcext:value-type="string">
            <text:p><text:s text:c="2"/>],</text:p>
          </table:table-cell>
          <table:table-cell table:style-name="ce55" office:value-type="string" calcext:value-type="string">
            <text:p>"d_dis": 600.0,</text:p>
          </table:table-cell>
          <table:table-cell table:number-columns-repeated="16376"/>
        </table:table-row>
        <table:table-row table:style-name="ro16">
          <table:table-cell table:number-columns-repeated="4"/>
          <table:table-cell table:style-name="ce55" office:value-type="string" calcext:value-type="string">
            <text:p><text:s text:c="4"/>}</text:p>
          </table:table-cell>
          <table:table-cell/>
          <table:table-cell table:style-name="ce55" office:value-type="string" calcext:value-type="string">
            <text:p>"edge_count": 5/*Кол-во рёбер*/</text:p>
          </table:table-cell>
          <table:table-cell table:style-name="ce5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55" office:value-type="string" calcext:value-type="string">
            <text:p><text:s text:c="2"/>],</text:p>
          </table:table-cell>
          <table:table-cell/>
          <table:table-cell table:style-name="ce56" office:value-type="string" calcext:value-type="string">
            <text:p>}</text:p>
          </table:table-cell>
          <table:table-cell table:style-name="ce55" office:value-type="string" calcext:value-type="string">
            <text:p>"d_l1": 250.0,</text:p>
          </table:table-cell>
          <table:table-cell table:number-columns-repeated="16376"/>
        </table:table-row>
        <table:table-row table:style-name="ro16">
          <table:table-cell table:number-columns-repeated="4"/>
          <table:table-cell table:style-name="ce55" office:value-type="string" calcext:value-type="string">
            <text:p>"edge_count": 5/*Кол-во рёбер*/</text:p>
          </table:table-cell>
          <table:table-cell table:number-columns-repeated="2"/>
          <table:table-cell table:style-name="ce55" office:value-type="string" calcext:value-type="string">
            <text:p>"d_l2": 250.0</text:p>
          </table:table-cell>
          <table:table-cell table:number-columns-repeated="16376"/>
        </table:table-row>
        <table:table-row table:style-name="ro3">
          <table:table-cell table:number-columns-repeated="4"/>
          <table:table-cell table:style-name="ce56" office:value-type="string" calcext:value-type="string">
            <text:p>}</text:p>
          </table:table-cell>
          <table:table-cell table:number-columns-repeated="2"/>
          <table:table-cell table:style-name="ce55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55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6">
          <table:table-cell table:number-columns-repeated="7"/>
          <table:table-cell table:style-name="ce55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7"/>
          <table:table-cell table:style-name="ce56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104848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.00.0000</text:date>, <text:time style:data-style-name="N2" text:time-value="08:11:55.2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4-10-23T10:24:16.139000000</dc:date>
    <meta:editing-duration>PT22H23M9S</meta:editing-duration>
    <meta:editing-cycles>17</meta:editing-cycles>
    <meta:generator>LibreOffice/7.6.5.2$Windows_X86_64 LibreOffice_project/38d5f62f85355c192ef5f1dd47c5c0c0c6d6598b</meta:generator>
    <meta:document-statistic meta:table-count="1" meta:cell-count="325" meta:object-count="168"/>
  </office:meta>
</office:document-meta>
</file>